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DDDDD"/>
      <style:text-properties style:font-name="Monospace" style:font-name-asian="Monospace" style:font-name-complex="Monospace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transparent"/>
      <style:text-properties style:font-name="Monospace" style:font-name-asian="Monospace" style:font-name-complex="Monospace"/>
    </style:style>
    <style:style style:name="ce4" style:family="table-cell" style:parent-style-name="Default" style:data-style-name="N0">
      <style:table-cell-properties fo:border-top="thin solid #000000" fo:border-bottom="thin solid #B2B2B2" fo:border-left="thin solid #B2B2B2" fo:border-right="thin solid #B2B2B2" fo:background-color="transparent"/>
      <style:text-properties style:font-name="Monospace" style:font-name-asian="Monospace" style:font-name-complex="Monospac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6" style:family="table-cell" style:parent-style-name="Default" style:data-style-name="N0">
      <style:table-cell-properties fo:border="thin solid #000000" fo:background-color="#72BF44"/>
      <style:text-properties style:font-name="Monospace" style:font-name-asian="Monospace" style:font-name-complex="Monospace"/>
    </style:style>
    <style:style style:name="ce7" style:family="table-cell" style:parent-style-name="Default" style:data-style-name="N0">
      <style:text-properties style:font-name="Monospace" style:font-name-asian="Monospace" style:font-name-complex="Monospace"/>
    </style:style>
    <style:style style:name="ce8" style:family="table-cell" style:parent-style-name="Default" style:data-style-name="N0">
      <style:table-cell-properties fo:border="thin solid #000000" fo:background-color="#DDDDDD"/>
      <style:text-properties style:font-name="Monospace" style:font-name-asian="Monospace" style:font-name-complex="Monospace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fo:background-color="transparent"/>
      <style:text-properties style:font-name="Monospace" style:font-name-asian="Monospace" style:font-name-complex="Monospace"/>
    </style:style>
    <style:style style:name="ce10" style:family="table-cell" style:parent-style-name="Default" style:data-style-name="N0">
      <style:table-cell-properties fo:border="thin solid #000000" fo:background-color="#FF0000"/>
      <style:text-properties style:font-name="Monospace" style:font-name-asian="Monospace" style:font-name-complex="Monospace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DDDD"/>
      <style:text-properties style:font-name="Monospace" style:font-name-asian="Monospace" style:font-name-complex="Monospace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B2B2B2" fo:background-color="transparent"/>
    </style:style>
    <style:style style:name="ce13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F0000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top="thin solid #000000" fo:border-bottom="none" fo:border-left="thin solid #B2B2B2" fo:border-right="thin solid #B2B2B2" fo:background-color="transparent"/>
      <style:text-properties style:font-name="Monospace" style:font-name-asian="Monospace" style:font-name-complex="Monospace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fo:background-color="#DDDDDD"/>
      <style:text-properties style:font-name="Monospace" style:font-name-asian="Monospace" style:font-name-complex="Monospace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  <style:text-properties style:font-name="Monospace" style:font-name-asian="Monospace" style:font-name-complex="Monospace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0000"/>
      <style:text-properties style:font-name="Monospace" style:font-name-asian="Monospace" style:font-name-complex="Monospace"/>
    </style:style>
    <style:style style:name="ce20" style:family="table-cell" style:parent-style-name="Default" style:data-style-name="N0">
      <style:table-cell-properties fo:border="thin solid #000000"/>
      <style:text-properties style:font-name="Monospace" style:font-name-asian="Monospace" style:font-name-complex="Monospace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Monospace" style:font-name-asian="Monospace" style:font-name-complex="Monospace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Monospace" style:font-name-asian="Monospace" style:font-name-complex="Monospace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DDDD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DDDD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DDDD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DDDDD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B2B2B2" fo:border-right="none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top"/>
    </style:style>
    <style:style style:name="ce38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39" style:family="table-cell" style:parent-style-name="Default" style:data-style-name="N0">
      <style:table-cell-properties fo:border="thin solid #000000" style:vertical-align="automatic" fo:background-color="#808080"/>
    </style:style>
    <style:style style:name="ce40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</style:style>
    <style:style style:name="ce43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e44" style:family="table-cell" style:parent-style-name="Default" style:data-style-name="N0">
      <style:table-cell-properties fo:background-color="#808080"/>
    </style:style>
    <style:style style:name="ce45" style:family="table-cell" style:parent-style-name="Default" style:data-style-name="N0">
      <style:table-cell-properties style:vertical-align="automatic" fo:background-color="#808080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0000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DDDDD"/>
      <style:text-properties style:font-name="Monospace" style:font-name-asian="Monospace" style:font-name-complex="Monospace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0000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automatic"/>
    </style:style>
    <style:style style:name="ce57" style:family="table-cell" style:parent-style-name="Default" style:data-style-name="N0">
      <style:table-cell-properties fo:border="thin solid #000000" style:vertical-align="middle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59" style:family="table-cell" style:parent-style-name="Default" style:data-style-name="N0">
      <style:table-cell-properties fo:border-top="none" fo:border-bottom="none" fo:border-left="thin solid #000000" fo:border-right="thin solid #000000" style:vertical-align="middle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top" fo:background-color="#DDDDDD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6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Monospace" style:font-name-asian="Monospace" style:font-name-complex="Monospace"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style:vertical-align="top" fo:wrap-option="wrap" fo:background-color="#92D050" style:repeat-content="false"/>
      <style:paragraph-properties fo:text-align="center"/>
      <style:text-properties style:font-name="Monospace" style:font-name-asian="Monospace" style:font-name-complex="Monospace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66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fo:background-color="transparent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808080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75" style:family="table-cell" style:parent-style-name="Default" style:data-style-name="N0">
      <style:table-cell-properties fo:border="thin solid #000000" style:vertical-align="top" fo:wrap-option="wrap" fo:background-color="#FF0000" style:repeat-content="false"/>
      <style:paragraph-properties fo:text-align="center"/>
      <style:text-properties style:font-name="Monospace" style:font-name-asian="Monospace" style:font-name-complex="Monospace" fo:font-size="10pt" style:font-size-asian="10pt" style:font-size-complex="10pt"/>
    </style:style>
    <style:style style:name="ce76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e77" style:family="table-cell" style:parent-style-name="Default" style:data-style-name="N0">
      <style:table-cell-properties fo:background-color="#808080"/>
    </style:style>
    <style:style style:name="ce78" style:family="table-cell" style:parent-style-name="Default" style:data-style-name="N0">
      <style:table-cell-properties fo:border="thin solid #000000" fo:background-color="#808080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0000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none" fo:border-left="none" fo:border-right="none" fo:background-color="#808080"/>
    </style:style>
    <style:style style:name="ce82" style:family="table-cell" style:parent-style-name="Default" style:data-style-name="N0">
      <style:table-cell-properties fo:border-top="none" fo:border-bottom="thin solid #000000" fo:border-left="none" fo:border-right="none" fo:background-color="#808080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84" style:family="table-cell" style:parent-style-name="Default" style:data-style-name="N0">
      <style:table-cell-properties fo:background-color="transparent"/>
      <style:text-properties style:font-name="Monospace" style:font-name-asian="Monospace" style:font-name-complex="Monospace"/>
    </style:style>
    <style:style style:name="ce85" style:family="table-cell" style:parent-style-name="Default" style:data-style-name="N0">
      <style:table-cell-properties fo:border="thin solid #000000" style:vertical-align="top" fo:background-color="#DDDDDD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DDDDD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DDDDD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B2B2B2" style:vertical-align="top" fo:background-color="transparent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89" style:family="table-cell" style:parent-style-name="Default" style:data-style-name="N0">
      <style:table-cell-properties fo:border="thin solid #000000" style:vertical-align="automatic" fo:wrap-option="wrap" fo:background-color="#CCCCCC"/>
      <style:text-properties style:font-name="Monospace" style:font-name-asian="Monospace" style:font-name-complex="Monospace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91" style:family="table-cell" style:parent-style-name="Default" style:data-style-name="N0">
      <style:table-cell-properties fo:border="thin solid #000000" style:vertical-align="top" fo:background-color="#B47804" style:repeat-content="false"/>
      <style:paragraph-properties fo:text-align="start" fo:margin-left="0cm"/>
      <style:text-properties style:font-name="Monospace" style:font-name-asian="Monospace" style:font-name-complex="Monospace"/>
    </style:style>
    <style:style style:name="ce92" style:family="table-cell" style:parent-style-name="Default" style:data-style-name="N0">
      <style:table-cell-properties fo:border="thin solid #000000" style:vertical-align="middle" fo:background-color="#89C765" style:repeat-content="false"/>
      <style:paragraph-properties fo:text-align="center"/>
      <style:text-properties style:font-name="Monospace" style:font-name-asian="Monospace" style:font-name-complex="Monospace"/>
    </style:style>
    <style:style style:name="ce93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Monospace" style:font-name-asian="Monospace" style:font-name-complex="Monospace"/>
    </style:style>
    <style:style style:name="ce94" style:family="table-cell" style:parent-style-name="Default" style:data-style-name="N0">
      <style:table-cell-properties fo:background-color="transparent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96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start" fo:margin-left="0cm"/>
      <style:text-properties style:font-name="Monospace" style:font-name-asian="Monospace" style:font-name-complex="Monospace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Monospace" style:font-name-asian="Monospace" style:font-name-complex="Monospace" fo:font-size="10pt" style:font-size-asian="10pt" style:font-size-complex="10pt"/>
    </style:style>
    <style:style style:name="ce98" style:family="table-cell" style:parent-style-name="Default" style:data-style-name="N0">
      <style:table-cell-properties fo:border="thin solid #000000" style:vertical-align="middle" fo:wrap-option="wrap" fo:background-color="#CCCCCC" style:repeat-content="false"/>
      <style:paragraph-properties fo:text-align="center"/>
      <style:text-properties style:font-name="Monospace" style:font-name-asian="Monospace" style:font-name-complex="Monospace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47804" style:repeat-content="false"/>
      <style:paragraph-properties fo:text-align="center"/>
    </style:style>
    <style:style style:name="ce10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Monospace" style:font-name-asian="Monospace" style:font-name-complex="Monospace"/>
    </style:style>
    <style:style style:name="ce10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Monospace" style:font-name-asian="Monospace" style:font-name-complex="Monospace"/>
    </style:style>
    <style:style style:name="ce102" style:family="table-cell" style:parent-style-name="Default" style:data-style-name="N0">
      <style:table-cell-properties fo:border="thin solid #000000" style:vertical-align="middle" fo:background-color="#B47804" style:repeat-content="false"/>
      <style:paragraph-properties fo:text-align="center"/>
    </style:style>
    <style:style style:name="ce10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style:vertical-align="automatic"/>
    </style:style>
    <style:style style:name="ce10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17.383125cm"/>
    </style:style>
    <style:style style:name="co3" style:family="table-column">
      <style:table-column-properties fo:break-before="auto" style:column-width="8.54604166666667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17.0920833333333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17.8858333333333cm"/>
    </style:style>
    <style:style style:name="co9" style:family="table-column">
      <style:table-column-properties fo:break-before="auto" style:column-width="3.30729166666667cm"/>
    </style:style>
    <style:style style:name="co10" style:family="table-column">
      <style:table-column-properties fo:break-before="auto" style:column-width="17.8329166666667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7.541875cm"/>
    </style:style>
    <style:style style:name="co13" style:family="table-column">
      <style:table-column-properties fo:break-before="auto" style:column-width="8.5725cm"/>
    </style:style>
    <style:style style:name="co14" style:family="table-column">
      <style:table-column-properties fo:break-before="auto" style:column-width="17.700625cm"/>
    </style:style>
    <style:style style:name="co15" style:family="table-column">
      <style:table-column-properties fo:break-before="auto" style:column-width="8.41375cm"/>
    </style:style>
    <style:style style:name="co16" style:family="table-column">
      <style:table-column-properties fo:break-before="auto" style:column-width="3.36020833333333cm"/>
    </style:style>
    <style:style style:name="co17" style:family="table-column">
      <style:table-column-properties fo:break-before="auto" style:column-width="17.62125cm"/>
    </style:style>
    <style:style style:name="co18" style:family="table-column">
      <style:table-column-properties fo:break-before="auto" style:column-width="8.493125cm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4.7625cm" style:use-optimal-column-width="true"/>
    </style:style>
    <style:style style:name="co22" style:family="table-column">
      <style:table-column-properties fo:break-before="auto" style:column-width="2.35479166666667cm"/>
    </style:style>
    <style:style style:name="co23" style:family="table-column">
      <style:table-column-properties fo:break-before="auto" style:column-width="6.77333333333333cm" style:use-optimal-column-width="true"/>
    </style:style>
    <style:style style:name="co24" style:family="table-column">
      <style:table-column-properties fo:break-before="auto" style:column-width="3.46604166666667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9.71020833333333cm" style:use-optimal-column-width="true"/>
    </style:style>
    <style:style style:name="co27" style:family="table-column">
      <style:table-column-properties fo:break-before="auto" style:column-width="12.7264583333333cm"/>
    </style:style>
    <style:style style:name="co28" style:family="table-column">
      <style:table-column-properties fo:break-before="auto" style:column-width="3.06916666666667cm"/>
    </style:style>
    <style:style style:name="co29" style:family="table-column">
      <style:table-column-properties fo:break-before="auto" style:column-width="3.254375cm"/>
    </style:style>
    <style:style style:name="co30" style:family="table-column">
      <style:table-column-properties fo:break-before="auto" style:column-width="10.6097916666667cm"/>
    </style:style>
    <style:style style:name="co31" style:family="table-column">
      <style:table-column-properties fo:break-before="auto" style:column-width="6.53520833333333cm"/>
    </style:style>
    <style:style style:name="co32" style:family="table-column">
      <style:table-column-properties fo:break-before="auto" style:column-width="0.873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5.84729166666667cm"/>
    </style:style>
    <style:style style:name="co35" style:family="table-column">
      <style:table-column-properties fo:break-before="auto" style:column-width="6.0325cm"/>
    </style:style>
    <style:style style:name="co36" style:family="table-column">
      <style:table-column-properties fo:break-before="auto" style:column-width="6.40291666666667cm"/>
    </style:style>
    <style:style style:name="co37" style:family="table-column">
      <style:table-column-properties fo:break-before="auto" style:column-width="6.85270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19pt" style:use-optimal-row-height="false" fo:break-before="auto"/>
    </style:style>
    <style:style style:name="ro4" style:family="table-row">
      <style:table-row-properties style:row-height="16pt" style:use-optimal-row-height="false" fo:break-before="auto"/>
    </style:style>
    <style:style style:name="ro5" style:family="table-row">
      <style:table-row-properties style:row-height="34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ll-nod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8">
            <text:p>Expression régulière du graphe d’exécution de la méthod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9">
            <text:p>1.5.5'.(6.(10+ε).12.13.(14+ε).5".5')*.17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style-name="ce2">
            <text:p>Chemin</text:p>
          </table:table-cell>
          <table:table-cell office:value-type="string" table:style-name="ce2">
            <text:p>Faisable après analyse symboliqu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h1</text:p>
          </table:table-cell>
          <table:table-cell office:value-type="string" table:style-name="ce3">
            <text:p>1.5.5'.6.10.12.13.14.5".5'.17</text:p>
          </table:table-cell>
          <table:table-cell office:value-type="string" table:style-name="ce6">
            <text:p>Oui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number-columns-repeated="3" table:style-name="ce7"/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All-arc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8">
            <text:p>Expression régulière du graphe d’exécution de la méthod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9">
            <text:p>1.5.5'.(6.(10+ε).12.13.(14+ε).5".5')*.17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style-name="ce2">
            <text:p>Chemin</text:p>
          </table:table-cell>
          <table:table-cell office:value-type="string" table:style-name="ce2">
            <text:p>Faisable après analyse symboliqu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h1</text:p>
          </table:table-cell>
          <table:table-cell office:value-type="string" table:style-name="ce3">
            <text:p>1.5.5'.6.10.12.13.14.5".5'.17</text:p>
          </table:table-cell>
          <table:table-cell office:value-type="string" table:style-name="ce6">
            <text:p>Oui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h2</text:p>
          </table:table-cell>
          <table:table-cell office:value-type="string" table:style-name="ce3">
            <text:p>1.5.5'.6.12.13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number-rows-repeated="2" table:style-name="ro1">
          <table:table-cell table:number-columns-repeated="3" table:style-name="ce7"/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All-paths" table:style-name="ta1"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4" table:number-columns-repeated="16380" table:default-cell-style-name="ce1"/>
        <table:table-row table:style-name="ro1">
          <table:table-cell office:value-type="string" table:number-columns-spanned="3" table:number-rows-spanned="1" table:style-name="ce8">
            <text:p>Expression régulière du graphe d’exécution de la méthod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9">
            <text:p>1.5.5'.(6.(10+ε).12.13.(14+ε).5".5')*.17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table:number-columns-repeated="3" table:style-name="ce7"/>
          <table:table-cell table:number-columns-repeated="16381" table:style-name="ce1"/>
        </table:table-row>
        <table:table-row table:style-name="ro2">
          <table:table-cell office:value-type="string" table:style-name="ce11">
            <text:p>Code chemin</text:p>
          </table:table-cell>
          <table:table-cell office:value-type="string" table:style-name="ce11">
            <text:p>Chemin</text:p>
          </table:table-cell>
          <table:table-cell office:value-type="string" table:style-name="ce11">
            <text:p>Faisable après analyse symbolique</text:p>
          </table:table-cell>
          <table:table-cell table:number-columns-repeated="16381" table:style-name="ce1"/>
        </table:table-row>
        <table:table-row table:style-name="ro3">
          <table:table-cell office:value-type="string" table:number-columns-spanned="3" table:number-rows-spanned="2" table:style-name="ce13">
            <text:p>Impossible, à cause des boucles, il y a une infiité de chemins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covered-table-cell/>
          <table:covered-table-cell table:number-columns-repeated="2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3" table:style-name="ce1"/>
          <table:table-cell table:style-name="ce12"/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All-2-paths" table:style-name="ta2">
        <table:table-column table:style-name="co5" table:default-cell-style-name="ce1"/>
        <table:table-column table:style-name="co8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8">
            <text:p>Expression régulière du graphe d’exécution de la méthod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9">
            <text:p>1.5.5'.(6.(10+ε).12.13.(14+ε).5".5')*.17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repeated="2" table:style-name="ce4"/>
          <table:table-cell table:style-name="ce14"/>
          <table:table-cell table:number-columns-repeated="16381"/>
        </table:table-row>
        <table:table-row table:style-name="ro1">
          <table:table-cell office:value-type="string" table:style-name="ce11">
            <text:p>Code chemin</text:p>
          </table:table-cell>
          <table:table-cell office:value-type="string" table:style-name="ce15">
            <text:p>Chemin</text:p>
          </table:table-cell>
          <table:table-cell office:value-type="string" table:style-name="ce2">
            <text:p>Faisable après analyse symboliqu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h7</text:p>
          </table:table-cell>
          <table:table-cell office:value-type="string" table:style-name="ce3">
            <text:p>1.5.5'.6.12.13.5".5'.6.12.13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h8</text:p>
          </table:table-cell>
          <table:table-cell office:value-type="string" table:style-name="ce3">
            <text:p>1.5.5'.6.12.13.5".5'.6.10.12.13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h9</text:p>
          </table:table-cell>
          <table:table-cell office:value-type="string" table:style-name="ce3">
            <text:p>1.5.5'.6.12.13.5".5'.6.12.13.14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h3</text:p>
          </table:table-cell>
          <table:table-cell office:value-type="string" table:style-name="ce3">
            <text:p>1.5.5'.6.12.13.5".5'.6.10.12.13.14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Ch10</text:p>
          </table:table-cell>
          <table:table-cell office:value-type="string" table:style-name="ce3">
            <text:p>1.5.5'.6.10.12.13.5".5'.6.12.13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Ch11</text:p>
          </table:table-cell>
          <table:table-cell office:value-type="string" table:style-name="ce3">
            <text:p>1.5.5'.6.10.12.13.5".5'.6.10.12.13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Ch12</text:p>
          </table:table-cell>
          <table:table-cell office:value-type="string" table:style-name="ce3">
            <text:p>1.5.5'.6.10.12.13.5".5'.6.12.13.14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Ch13</text:p>
          </table:table-cell>
          <table:table-cell office:value-type="string" table:style-name="ce3">
            <text:p>1.5.5'.6.10.12.13.5".5'.6.10.12.13.14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Ch14</text:p>
          </table:table-cell>
          <table:table-cell office:value-type="string" table:style-name="ce3">
            <text:p>1.5.5'.6.12.13.14.5".5'.6.12.13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Ch15</text:p>
          </table:table-cell>
          <table:table-cell office:value-type="string" table:style-name="ce3">
            <text:p>1.5.5'.6.12.13.14.5".5'.6.10.12.13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Ch16</text:p>
          </table:table-cell>
          <table:table-cell office:value-type="string" table:style-name="ce3">
            <text:p>1.5.5'.6.12.13.14.5".5'.6.12.13.14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Ch17</text:p>
          </table:table-cell>
          <table:table-cell office:value-type="string" table:style-name="ce3">
            <text:p>1.5.5'.6.12.13.14.5".5'.6.10.12.13.14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Ch18</text:p>
          </table:table-cell>
          <table:table-cell office:value-type="string" table:style-name="ce3">
            <text:p>1.5.5'.6.10.12.13.14.5".5'.6.12.13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Ch19</text:p>
          </table:table-cell>
          <table:table-cell office:value-type="string" table:style-name="ce3">
            <text:p>1.5.5'.6.10.12.13.14.5".5'.6.10.12.13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Ch20</text:p>
          </table:table-cell>
          <table:table-cell office:value-type="string" table:style-name="ce3">
            <text:p>1.5.5'.6.10.12.13.14.5".5'.6.12.13.14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Ch21</text:p>
          </table:table-cell>
          <table:table-cell office:value-type="string" table:style-name="ce3">
            <text:p>1.5.5'.6.10.12.13.14.5".5'.6.10.12.13.14.5".5'.17</text:p>
          </table:table-cell>
          <table:table-cell office:value-type="string" table:style-name="ce10">
            <text:p>Non</text:p>
          </table:table-cell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  <table:table table:name="Tous-les-du-chemins" table:style-name="ta1"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8">
            <text:p>Expression régulière du graphe d’exécution de la méthod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9">
            <text:p>1.5.5'.(6.(10+ε).12.13.(14+ε).5".5')*.17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style-name="ce2">
            <text:p>Chemin</text:p>
          </table:table-cell>
          <table:table-cell office:value-type="string" table:style-name="ce2">
            <text:p>Faisable après analyse symboliqu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h1</text:p>
          </table:table-cell>
          <table:table-cell office:value-type="string" table:style-name="ce3">
            <text:p>1.5.5'.6.10.12.13.14.5".5'.17</text:p>
          </table:table-cell>
          <table:table-cell office:value-type="string" table:style-name="ce6">
            <text:p>Oui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  <table:table table:name="All-conditions" table:style-name="ta3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8">
            <text:p>Expression régulière du graphe d’exécution de la méthod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9">
            <text:p>1.5.5'.(6.(10+ε).12.13.(14+ε).5".5')*.17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style-name="ce2">
            <text:p>Chemin</text:p>
          </table:table-cell>
          <table:table-cell office:value-type="string" table:style-name="ce2">
            <text:p>Faisable après analyse symbolique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Ch2</text:p>
          </table:table-cell>
          <table:table-cell office:value-type="string" table:style-name="ce18">
            <text:p>1.5.5'.6.12.13.5".5'.17</text:p>
          </table:table-cell>
          <table:table-cell office:value-type="string" table:style-name="ce19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Ch4</text:p>
          </table:table-cell>
          <table:table-cell office:value-type="string" table:style-name="ce16">
            <text:p>1.5.5'.6.10.12.13.5".5'.17</text:p>
          </table:table-cell>
          <table:table-cell office:value-type="string" table:style-name="ce19">
            <text:p>Non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Ch5</text:p>
          </table:table-cell>
          <table:table-cell office:value-type="string" table:style-name="ce16">
            <text:p>1.5.5'.6.12.13.14.5".5'.17</text:p>
          </table:table-cell>
          <table:table-cell office:value-type="string" table:style-name="ce6">
            <text:p>Oui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Ch1</text:p>
          </table:table-cell>
          <table:table-cell office:value-type="string" table:style-name="ce16">
            <text:p>1.5.5'.6.10.12.13.14.5".5'.17</text:p>
          </table:table-cell>
          <table:table-cell office:value-type="string" table:style-name="ce6">
            <text:p>Oui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Tous-les-définitions" table:style-name="ta3">
        <table:table-column table:style-name="co9" table:default-cell-style-name="ce1"/>
        <table:table-column table:style-name="co14" table:default-cell-style-name="ce1"/>
        <table:table-column table:style-name="co15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8">
            <text:p>Expression régulière du graphe d’exécution de la méthod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9">
            <text:p>1.5.5'.(6.(10+ε).12.13.(14+ε).5".5')*.17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table:number-columns-repeated="3" table:style-name="ce4"/>
          <table:table-cell table:number-columns-repeated="16381" table:style-name="ce1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style-name="ce2">
            <text:p>Chemin</text:p>
          </table:table-cell>
          <table:table-cell office:value-type="string" table:style-name="ce2">
            <text:p>Faisable après analyse symbolique</text:p>
          </table:table-cell>
          <table:table-cell table:style-name="ce1"/>
          <table:table-cell office:value-type="string" table:style-name="ce2">
            <text:p>Variable</text:p>
          </table:table-cell>
          <table:table-cell office:value-type="string" table:style-name="ce2">
            <text:p>définitions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h4</text:p>
          </table:table-cell>
          <table:table-cell office:value-type="string" table:style-name="ce16">
            <text:p>1.5.5'.6.10.12.13.5".5'.17</text:p>
          </table:table-cell>
          <table:table-cell office:value-type="string" table:style-name="ce19">
            <text:p>Non</text:p>
          </table:table-cell>
          <table:table-cell table:style-name="ce1"/>
          <table:table-cell office:value-type="string" table:style-name="ce20">
            <text:p>row</text:p>
          </table:table-cell>
          <table:table-cell office:value-type="string" table:style-name="ce20">
            <text:p>d5-u10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h6</text:p>
          </table:table-cell>
          <table:table-cell office:value-type="string" table:style-name="ce16">
            <text:p>1.5.5'.6.12.13.14.5".5'.6.10.12.13.5".5'.17</text:p>
          </table:table-cell>
          <table:table-cell office:value-type="string" table:style-name="ce19">
            <text:p>Non</text:p>
          </table:table-cell>
          <table:table-cell table:number-columns-repeated="2" table:style-name="ce1"/>
          <table:table-cell office:value-type="string" table:style-name="ce20">
            <text:p>d14-u10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_Tous-les-utilisations" table:style-name="ta3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8">
            <text:p>Expression régulière du graphe d’exécution de la méthod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number-columns-spanned="3" table:number-rows-spanned="1" table:style-name="ce9">
            <text:p>1.5.5'.(6.(10+ε).12.13.(14+ε).5".5')*.17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table:number-columns-repeated="3" table:style-name="ce4"/>
          <table:table-cell table:number-columns-repeated="16381" table:style-name="ce1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style-name="ce2">
            <text:p>Chemin</text:p>
          </table:table-cell>
          <table:table-cell office:value-type="string" table:style-name="ce2">
            <text:p>Faisable après analyse symbolique</text:p>
          </table:table-cell>
          <table:table-cell table:style-name="ce1"/>
          <table:table-cell office:value-type="string" table:style-name="ce2">
            <text:p>Variable</text:p>
          </table:table-cell>
          <table:table-cell office:value-type="string" table:style-name="ce2">
            <text:p>utilisation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h4</text:p>
          </table:table-cell>
          <table:table-cell office:value-type="string" table:style-name="ce16">
            <text:p>1.5.5'.6.10.12.13.5".5'.17</text:p>
          </table:table-cell>
          <table:table-cell office:value-type="string" table:style-name="ce19">
            <text:p>Non</text:p>
          </table:table-cell>
          <table:table-cell table:style-name="ce1"/>
          <table:table-cell office:value-type="string" table:style-name="ce20">
            <text:p>row</text:p>
          </table:table-cell>
          <table:table-cell office:value-type="float" office:value="10" table:style-name="ce20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6">
            <text:p>Ch6</text:p>
          </table:table-cell>
          <table:table-cell office:value-type="string" table:style-name="ce16">
            <text:p>1.5.5'.6.12.13.14.5".5'.6.10.12.13.5".5'.17</text:p>
          </table:table-cell>
          <table:table-cell office:value-type="string" table:style-name="ce19">
            <text:p>Non</text:p>
          </table:table-cell>
          <table:table-cell table:number-columns-repeated="2" table:style-name="ce1"/>
          <table:table-cell office:value-type="float" office:value="14" table:style-name="ce21">
            <text:p>14</text:p>
          </table:table-cell>
          <table:table-cell table:number-columns-repeated="16378"/>
        </table:table-row>
        <table:table-row table:number-rows-repeated="1048570" table:style-name="ro1">
          <table:table-cell table:number-columns-repeated="16384"/>
        </table:table-row>
      </table:table>
      <table:table table:name="Analyse_symbolique" table:style-name="ta2">
        <table:table-column table:style-name="co1" table:default-cell-style-name="ce1"/>
        <table:table-column table:style-name="co19" table:default-cell-style-name="ce1"/>
        <table:table-column table:style-name="co20" table:number-columns-repeated="4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0" table:default-cell-style-name="ce1"/>
        <table:table-column table:style-name="co25" table:default-cell-style-name="ce1"/>
        <table:table-column table:style-name="co26" table:default-cell-style-name="ce60"/>
        <table:table-column table:style-name="co27" table:default-cell-style-name="ce104"/>
        <table:table-column table:style-name="co20" table:number-columns-repeated="28" table:default-cell-style-name="ce105"/>
        <table:table-column table:style-name="co20" table:number-columns-repeated="98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62"/>
          <table:covered-table-cell/>
          <table:table-cell table:style-name="ce104"/>
          <table:table-cell table:number-columns-spanned="28" table:number-rows-spanned="1048576" table:style-name="ce105"/>
          <table:covered-table-cell table:number-columns-repeated="27"/>
          <table:table-cell table:number-columns-repeated="16342"/>
        </table:table-row>
        <table:table-row table:style-name="ro4">
          <table:table-cell office:value-type="string" table:style-name="ce22">
            <text:p>Ch1</text:p>
          </table:table-cell>
          <table:table-cell office:value-type="string" table:number-columns-spanned="6" table:number-rows-spanned="1" table:style-name="ce63">
            <text:p>All-nodes, All-arcs, Tous-les-du-chemins, All-conditions, Tous-les-définitions</text:p>
          </table:table-cell>
          <table:covered-table-cell table:number-columns-repeated="5"/>
          <table:table-cell office:value-type="string" table:number-columns-spanned="4" table:number-rows-spanned="1" table:style-name="ce64">
            <text:p>faisable</text:p>
          </table:table-cell>
          <table:covered-table-cell table:number-columns-repeated="3"/>
          <table:covered-table-cell/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0 &lt; initialState0.length(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Character.isDigit(initialState0.charAt(0)) &amp;&amp; initialState0.charAt(0) != '0'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70"/>
          <table:table-cell table:style-name="ce104"/>
          <table:covered-table-cell/>
          <table:covered-table-cell table:number-columns-repeated="27"/>
          <table:table-cell table:number-columns-repeated="16342" table:style-name="ce37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38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1 % dimension0 == 0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71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71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28">
            <text:p>17</text:p>
          </table:table-cell>
          <table:table-cell office:value-type="string" table:number-columns-spanned="11" table:number-rows-spanned="1" table:style-name="ce72">
            <text:p>[0:0[currentValue1]]</text:p>
          </table:table-cell>
          <table:covered-table-cell table:number-columns-repeated="10"/>
          <table:table-cell office:value-type="string" table:style-name="ce36">
            <text:p>1 &gt;= initialState0.length(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73"/>
          <table:covered-table-cell table:number-columns-repeated="12"/>
          <table:table-cell table:style-name="ce104"/>
          <table:covered-table-cell/>
          <table:covered-table-cell table:number-columns-repeated="27"/>
          <table:table-cell table:number-columns-repeated="16342" table:style-name="ce39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74"/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2</text:p>
          </table:table-cell>
          <table:table-cell office:value-type="string" table:number-columns-spanned="6" table:number-rows-spanned="1" table:style-name="ce63">
            <text:p>All-arcs, All-condition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4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 office:value-type="string" table:number-columns-spanned="1" table:number-rows-spanned="4" table:style-name="ce106">
            <text:p>La variable dimension étant externe a la fonction,<text:s/></text:p>
            <text:p>nous decidons de prendre en compte la logique du jeu plutôt que la définition précedente de celle-ci.</text:p>
            <text:p>Ainsi, un sudoku étant carré, la dimension de celui-ci doit être la racine de l'initialState.<text:s/></text:p>
            <text:p>Soit, un sudoku 1x1, la dimension est égale à 1 et l'initialState à 1.</text:p>
          </table:table-cell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covered-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covered-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0">
            <text:p>0 &lt; initialState0.length()</text:p>
          </table:table-cell>
          <table:covered-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!Character.isDigit(initialState0.charAt(0)) || initialState0.charAt(0) == '0'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style-name="ce41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0">
            <text:p>1 % dimension0 != 0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71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71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style-name="ce42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28">
            <text:p>17</text:p>
          </table:table-cell>
          <table:table-cell office:value-type="string" table:number-columns-spanned="11" table:number-rows-spanned="1" table:style-name="ce76">
            <text:p>[]</text:p>
          </table:table-cell>
          <table:covered-table-cell table:number-columns-repeated="10"/>
          <table:table-cell office:value-type="string" table:style-name="ce40">
            <text:p>1 &gt;= initialState.length(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77"/>
          <table:covered-table-cell table:number-columns-repeated="12"/>
          <table:table-cell table:style-name="ce104"/>
          <table:covered-table-cell/>
          <table:covered-table-cell table:number-columns-repeated="27"/>
          <table:table-cell table:number-columns-repeated="16342" table:style-name="ce45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62"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3</text:p>
          </table:table-cell>
          <table:table-cell office:value-type="string" table:number-columns-spanned="6" table:number-rows-spanned="1" table:style-name="ce63">
            <text:p>All-2-path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!Character.isDigit(initialState0.charAt(0)) || initialState0.charAt(0) == '0'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style-name="ce41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1 % dimension0 !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table:style-name="ce4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28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36">
            <text:p>1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28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1%dimension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.charAt(1))</text:p>
          </table:table-cell>
          <table:table-cell office:value-type="string" table:number-columns-spanned="2" table:number-rows-spanned="1" table:style-name="ce69">
            <text:p>Box(dimension0, 0, 1%dimension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36">
            <text:p>Character.isDigit(initialState0.charAt(1)) &amp;&amp; initialState0.charAt(1) != '0'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1%dimension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47">
            <text:p>++(1 % dimension0) % <text:s/>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.charAt(1))</text:p>
          </table:table-cell>
          <table:table-cell office:value-type="string" table:number-columns-spanned="2" table:number-rows-spanned="1" table:style-name="ce69">
            <text:p>Box(dimension0, 0, 1%dimension0)</text:p>
          </table:table-cell>
          <table:covered-table-cell/>
          <table:table-cell office:value-type="string" table:style-name="ce34">
            <text:p>dimension0</text:p>
          </table:table-cell>
          <table:table-cell table:style-name="ce4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1%dimension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47">
            <text:p>++(1 % dimension0) % <text:s/>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.charAt(1))</text:p>
          </table:table-cell>
          <table:table-cell office:value-type="string" table:number-columns-spanned="2" table:number-rows-spanned="1" table:style-name="ce69">
            <text:p>Box(dimension0, 0, 1%dimension0)</text:p>
          </table:table-cell>
          <table:covered-table-cell/>
          <table:table-cell office:value-type="string" table:style-name="ce34">
            <text:p>dimension0</text:p>
          </table:table-cell>
          <table:table-cell table:style-name="ce48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33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1%dimension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47">
            <text:p>++(1 % dimension0) % <text:s/>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.charAt(1))</text:p>
          </table:table-cell>
          <table:table-cell office:value-type="string" table:number-columns-spanned="2" table:number-rows-spanned="1" table:style-name="ce69">
            <text:p>Box(dimension0, 0, 1%dimension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36">
            <text:p>++(1 % dimension0) % dimension0 == 0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1%dimension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47">
            <text:p>++(1 % dimension0) % <text:s/>dimension0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.charAt(1))</text:p>
          </table:table-cell>
          <table:table-cell office:value-type="string" table:number-columns-spanned="2" table:number-rows-spanned="1" table:style-name="ce69">
            <text:p>Box(dimension0, 0, 1%dimension0)</text:p>
          </table:table-cell>
          <table:covered-table-cell/>
          <table:table-cell office:value-type="string" table:style-name="ce34">
            <text:p>dimension0</text:p>
          </table:table-cell>
          <table:table-cell table:style-name="ce48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71">
            <text:p>[0:1%dimension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47">
            <text:p>++(1 % dimension0) % <text:s/>dimension0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.charAt(1))</text:p>
          </table:table-cell>
          <table:table-cell office:value-type="string" table:number-columns-spanned="2" table:number-rows-spanned="1" table:style-name="ce71">
            <text:p>Box(dimension0, 0, 1%dimension0)</text:p>
          </table:table-cell>
          <table:covered-table-cell/>
          <table:table-cell office:value-type="string" table:style-name="ce34">
            <text:p>dimension0</text:p>
          </table:table-cell>
          <table:table-cell table:style-name="ce48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33">
            <text:p>17</text:p>
          </table:table-cell>
          <table:table-cell office:value-type="string" table:number-columns-spanned="11" table:number-rows-spanned="1" table:style-name="ce76">
            <text:p>[0:1%dimension0[currentValue1]]</text:p>
          </table:table-cell>
          <table:covered-table-cell table:number-columns-repeated="10"/>
          <table:table-cell office:value-type="string" table:style-name="ce49">
            <text:p>2 &gt;= initialState0.length(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78"/>
          <table:covered-table-cell table:number-columns-repeated="12"/>
          <table:table-cell table:style-name="ce104"/>
          <table:covered-table-cell/>
          <table:covered-table-cell table:number-columns-repeated="27"/>
          <table:table-cell table:number-columns-repeated="16342" table:style-name="ce39"/>
        </table:table-row>
        <table:table-row table:style-name="ro1">
          <table:table-cell office:value-type="string" table:style-name="ce50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74"/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4">
          <table:table-cell office:value-type="string" table:style-name="ce22">
            <text:p>Ch4</text:p>
          </table:table-cell>
          <table:table-cell office:value-type="string" table:number-columns-spanned="6" table:number-rows-spanned="1" table:style-name="ce63">
            <text:p>All-conditions, Tous-les-définitions, Tous-les-utilisation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0">
            <text:p>0 &lt; initialState0.length(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Character.isDigit(initialState0.charAt(0)) &amp;&amp; initialState0.charAt(0) != '0'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4">
            <text:p>dimension0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40">
            <text:p>1 % dimension0 != 0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71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71">
            <text:p>Box(dimension0, 0,0)</text:p>
          </table:table-cell>
          <table:covered-table-cell/>
          <table:table-cell office:value-type="string" table:style-name="ce34">
            <text:p>dimension0</text:p>
          </table:table-cell>
          <table:table-cell table:style-name="ce48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28">
            <text:p>17</text:p>
          </table:table-cell>
          <table:table-cell office:value-type="string" table:number-columns-spanned="11" table:number-rows-spanned="1" table:style-name="ce76">
            <text:p>[0:0[currentValue1]]</text:p>
          </table:table-cell>
          <table:covered-table-cell table:number-columns-repeated="10"/>
          <table:table-cell office:value-type="string" table:style-name="ce40">
            <text:p>1 &gt;= initialState0.length(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78"/>
          <table:covered-table-cell table:number-columns-repeated="12"/>
          <table:table-cell table:style-name="ce104"/>
          <table:covered-table-cell/>
          <table:covered-table-cell table:number-columns-repeated="27"/>
          <table:table-cell table:number-columns-repeated="16342" table:style-name="ce39"/>
        </table:table-row>
        <table:table-row table:style-name="ro1">
          <table:table-cell office:value-type="string" table:style-name="ce50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74"/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5</text:p>
          </table:table-cell>
          <table:table-cell office:value-type="string" table:number-columns-spanned="6" table:number-rows-spanned="1" table:style-name="ce63">
            <text:p>All-conditions</text:p>
          </table:table-cell>
          <table:covered-table-cell table:number-columns-repeated="5"/>
          <table:table-cell office:value-type="string" table:number-columns-spanned="4" table:number-rows-spanned="1" table:style-name="ce64">
            <text:p>faisable</text:p>
          </table:table-cell>
          <table:covered-table-cell table:number-columns-repeated="3"/>
          <table:covered-table-cell/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!Character.isDigit(initialState0.charAt(0)) || initialState0.charAt(0) == '0'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style-name="ce41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33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1%dimension == 0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style-name="ce48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71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71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style-name="ce48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28">
            <text:p>17</text:p>
          </table:table-cell>
          <table:table-cell office:value-type="string" table:number-columns-spanned="11" table:number-rows-spanned="1" table:style-name="ce72">
            <text:p>[]</text:p>
          </table:table-cell>
          <table:covered-table-cell table:number-columns-repeated="10"/>
          <table:table-cell office:value-type="string" table:style-name="ce51">
            <text:p>1 &gt;= initialState0.length(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78"/>
          <table:covered-table-cell table:number-columns-repeated="12"/>
          <table:table-cell table:style-name="ce104"/>
          <table:covered-table-cell/>
          <table:covered-table-cell table:number-columns-repeated="27"/>
          <table:table-cell table:number-columns-repeated="16342" table:style-name="ce39"/>
        </table:table-row>
        <table:table-row table:style-name="ro1">
          <table:table-cell office:value-type="string" table:style-name="ce50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74"/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4">
          <table:table-cell office:value-type="string" table:style-name="ce22">
            <text:p>Ch6</text:p>
          </table:table-cell>
          <table:table-cell office:value-type="string" table:number-columns-spanned="6" table:number-rows-spanned="1" table:style-name="ce63">
            <text:p>Tous-les-définitions, Tous-les-utilisation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!Character.isDigit(initialState0.charAt(0)) || initialState0.charAt(0) == '0'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style-name="ce41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33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0">
            <text:p>1%dimension == 0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28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0">
            <text:p>1 &lt; initialState0.length(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52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1:1%dimension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47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 1%dimension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51">
            <text:p>Character.isDigit(initialState.charAt(1)) &amp;&amp; initialState0.charAt(1) != '0'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52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1:1%dimension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47">
            <text:p>++(1%dimension0)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47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 1%dimension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79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52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1:1%dimension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47">
            <text:p>++(1%dimension0)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47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 1%dimension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1:1%dimension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47">
            <text:p>++(1%dimension0) % dimension0</text:p>
          </table:table-cell>
          <table:table-cell office:value-type="float" office:value="2" table:style-name="ce34">
            <text:p>2</text:p>
          </table:table-cell>
          <table:table-cell office:value-type="string" table:style-name="ce47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 1%dimension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++(1%dimension0) % dimension0 != 0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71">
            <text:p>[1:1%dimension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47">
            <text:p>++(1%dimension0) % dimension0</text:p>
          </table:table-cell>
          <table:table-cell office:value-type="float" office:value="2" table:style-name="ce34">
            <text:p>2</text:p>
          </table:table-cell>
          <table:table-cell office:value-type="string" table:style-name="ce47">
            <text:p>Character.getNumericValue(initialState0.charAt(1))</text:p>
          </table:table-cell>
          <table:table-cell office:value-type="string" table:number-columns-spanned="2" table:number-rows-spanned="1" table:style-name="ce71">
            <text:p>Box(dimension0, 1, 1%dimension0)</text:p>
          </table:table-cell>
          <table:covered-table-cell/>
          <table:table-cell office:value-type="string" table:style-name="ce35">
            <text:p>dimension0</text:p>
          </table:table-cell>
          <table:table-cell table:style-name="ce48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52">
            <text:p>17</text:p>
          </table:table-cell>
          <table:table-cell office:value-type="string" table:number-columns-spanned="11" table:number-rows-spanned="1" table:style-name="ce76">
            <text:p>[1:1%dimension0[currentValue1]]</text:p>
          </table:table-cell>
          <table:covered-table-cell table:number-columns-repeated="10"/>
          <table:table-cell office:value-type="string" table:style-name="ce49">
            <text:p>2 &gt;= initialState0.length(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78"/>
          <table:covered-table-cell table:number-columns-repeated="12"/>
          <table:table-cell table:style-name="ce104"/>
          <table:covered-table-cell/>
          <table:covered-table-cell table:number-columns-repeated="27"/>
          <table:table-cell table:number-columns-repeated="16342" table:style-name="ce39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74"/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7</text:p>
          </table:table-cell>
          <table:table-cell office:value-type="string" table:number-columns-spanned="6" table:number-rows-spanned="1" table:style-name="ce63">
            <text:p>All-2-path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!Character.isDigit(initialState0.charAt(0)) || initialState0.charAt(0) == '0'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style-name="ce41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0">
            <text:p>1 % dimension0 != 0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table:style-name="ce42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28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40">
            <text:p>1 &lt; initialState0.length(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28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<text:s/>++(1 % dimension0)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36">
            <text:p>!Character.isDigit(initialState0.charAt(1)) || initialState0.charAt(1) == '0'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<text:s/>++(1 % dimension0)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table:style-name="ce48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<text:s/>++(1 % dimension0)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36">
            <text:p><text:s/>++(1 % dimension0) % dimension0 != 0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<text:s/>++(1 % dimension0) % dimension0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table:style-name="ce53"/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33">
            <text:p>17</text:p>
          </table:table-cell>
          <table:table-cell office:value-type="string" table:number-columns-spanned="11" table:number-rows-spanned="1" table:style-name="ce80">
            <text:p>[]</text:p>
          </table:table-cell>
          <table:covered-table-cell table:number-columns-repeated="10"/>
          <table:table-cell office:value-type="string" table:style-name="ce54">
            <text:p>2 &gt;= initialState.length()</text:p>
          </table:table-cell>
          <table:table-cell table:style-name="ce104"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81"/>
          <table:covered-table-cell table:number-columns-repeated="12"/>
          <table:table-cell table:style-name="ce104"/>
          <table:covered-table-cell/>
          <table:covered-table-cell table:number-columns-repeated="27"/>
          <table:table-cell table:number-columns-repeated="16342" table:style-name="ce44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62"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8</text:p>
          </table:table-cell>
          <table:table-cell office:value-type="string" table:number-columns-spanned="6" table:number-rows-spanned="1" table:style-name="ce63">
            <text:p>All-2-path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!Character.isDigit(initialState0.charAt(0)) || initialState0.charAt(0) == '0'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style-name="ce41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0">
            <text:p>1 % dimension0 !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table:style-name="ce4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28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40">
            <text:p>1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28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1%dimension0[currentValue1]]<text:s text:c="2"/>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0, 1%dimension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36">
            <text:p>Character.isDigit(initialState0.charAt(1)) &amp;&amp; initialState0.charAt(1) != '0'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1%dimension0[currentValue1]]<text:s text:c="2"/>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0, 1%dimension0)</text:p>
          </table:table-cell>
          <table:covered-table-cell/>
          <table:table-cell office:value-type="string" table:style-name="ce34">
            <text:p>dimension0</text:p>
          </table:table-cell>
          <table:table-cell table:style-name="ce4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1%dimension0[currentValue1]]<text:s text:c="2"/>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0, 1%dimension0)</text:p>
          </table:table-cell>
          <table:covered-table-cell/>
          <table:table-cell office:value-type="string" table:style-name="ce34">
            <text:p>dimension0</text:p>
          </table:table-cell>
          <table:table-cell table:style-name="ce36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1%dimension0[currentValue1]]<text:s text:c="2"/>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0, 1%dimension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53">
            <text:p>++(1 % dimension0) % dimension !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1%dimension0[currentValue1]]<text:s text:c="2"/>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0, 1%dimension0)</text:p>
          </table:table-cell>
          <table:covered-table-cell/>
          <table:table-cell office:value-type="string" table:style-name="ce34">
            <text:p>dimension0</text:p>
          </table:table-cell>
          <table:table-cell table:style-name="ce4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33">
            <text:p>17</text:p>
          </table:table-cell>
          <table:table-cell office:value-type="string" table:number-columns-spanned="11" table:number-rows-spanned="1" table:style-name="ce80">
            <text:p>[0:1%dimension0[currentValue1]]</text:p>
          </table:table-cell>
          <table:covered-table-cell table:number-columns-repeated="10"/>
          <table:table-cell office:value-type="string" table:style-name="ce40">
            <text:p><text:s/>2 &gt;= initialState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77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62"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9</text:p>
          </table:table-cell>
          <table:table-cell office:value-type="string" table:number-columns-spanned="6" table:number-rows-spanned="1" table:style-name="ce63">
            <text:p>All-2-path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!Character.isDigit(initialState0.charAt(0)) || initialState0.charAt(0) == '0'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style-name="ce41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0">
            <text:p>1 % dimension0 !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table:style-name="ce4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28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40">
            <text:p>1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28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36">
            <text:p>!Character.isDigit(initialState0.charAt(1)) || initialState0.charAt(1) == '0'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table:style-name="ce4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33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55">
            <text:p>++(1 % dimension0) % dimension =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table:style-name="ce53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table:style-name="ce4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33">
            <text:p>17</text:p>
          </table:table-cell>
          <table:table-cell office:value-type="string" table:number-columns-spanned="11" table:number-rows-spanned="1" table:style-name="ce80">
            <text:p>[]</text:p>
          </table:table-cell>
          <table:covered-table-cell table:number-columns-repeated="10"/>
          <table:table-cell office:value-type="string" table:style-name="ce40">
            <text:p>2 &gt;=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77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62"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10</text:p>
          </table:table-cell>
          <table:table-cell office:value-type="string" table:number-columns-spanned="6" table:number-rows-spanned="1" table:style-name="ce63">
            <text:p>All-2-path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Character.isDigit(initialState0.charAt(0)) &amp;&amp; initialState0.charAt(0) != '0'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28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43">
            <text:p>1 % dimension0 !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table:style-name="ce41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28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0">
            <text:p>1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!Character.isDigit(initialState0.charAt(1)) || initialState0.charAt(1) == '0'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table:style-name="ce55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53">
            <text:p>++(1 % dimension0) % dimension !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table:style-name="ce4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33">
            <text:p>17</text:p>
          </table:table-cell>
          <table:table-cell office:value-type="string" table:number-columns-spanned="11" table:number-rows-spanned="1" table:style-name="ce80">
            <text:p>[0:0[currentValue1]]</text:p>
          </table:table-cell>
          <table:covered-table-cell table:number-columns-repeated="10"/>
          <table:table-cell office:value-type="string" table:style-name="ce40">
            <text:p>2 &gt;=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77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62"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11</text:p>
          </table:table-cell>
          <table:table-cell office:value-type="string" table:number-columns-spanned="6" table:number-rows-spanned="1" table:style-name="ce63">
            <text:p>All-2-path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Character.isDigit(initialState0.charAt(0)) &amp;&amp; initialState0.charAt(0) != '0'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28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43">
            <text:p>1 % dimension0 !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table:style-name="ce41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28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0">
            <text:p>1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0:1%dimension0[currentValue2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0, 1 % dimension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Character.isDigit(initialState0.charAt(1)) &amp;&amp; initialState0.charAt(1) != '0'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0:1%dimension0[currentValue2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0, 1 % dimension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70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0:1%dimension0[currentValue2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0, 1 % dimension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0:1%dimension0[currentValue2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0, 1 % dimension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36">
            <text:p>++(1 % dimension0 ) % dimension !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0:1%dimension0[currentValue2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0, 1 % dimension0)</text:p>
          </table:table-cell>
          <table:covered-table-cell/>
          <table:table-cell office:value-type="string" table:style-name="ce35">
            <text:p>dimension0</text:p>
          </table:table-cell>
          <table:table-cell table:style-name="ce4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33">
            <text:p>17</text:p>
          </table:table-cell>
          <table:table-cell office:value-type="string" table:number-columns-spanned="11" table:number-rows-spanned="1" table:style-name="ce80">
            <text:p>[0:0[currentValue1],0:1%dimension0[currentValue2]]</text:p>
          </table:table-cell>
          <table:covered-table-cell table:number-columns-repeated="10"/>
          <table:table-cell office:value-type="string" table:style-name="ce40">
            <text:p>2 &gt;=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82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74"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12</text:p>
          </table:table-cell>
          <table:table-cell office:value-type="string" table:number-columns-spanned="6" table:number-rows-spanned="1" table:style-name="ce63">
            <text:p>All-2-path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Character.isDigit(initialState0.charAt(0)) &amp;&amp; initialState0.charAt(0) != '0'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28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43">
            <text:p>1 % dimension0 !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table:style-name="ce41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28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0">
            <text:p>1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!Character.isDigit(initialState0.charAt(1)) || initialState0.charAt(1) == '0'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table:style-name="ce55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33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55">
            <text:p>++(1 % dimension0) % dimension =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4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4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33">
            <text:p>17</text:p>
          </table:table-cell>
          <table:table-cell office:value-type="string" table:number-columns-spanned="11" table:number-rows-spanned="1" table:style-name="ce80">
            <text:p>[0:0[currentValue1]]</text:p>
          </table:table-cell>
          <table:covered-table-cell table:number-columns-repeated="10"/>
          <table:table-cell office:value-type="string" table:style-name="ce40">
            <text:p>2 &gt;= initialState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82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74"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13</text:p>
          </table:table-cell>
          <table:table-cell office:value-type="string" table:number-columns-spanned="6" table:number-rows-spanned="1" table:style-name="ce63">
            <text:p>All-2-path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Character.isDigit(initialState0.charAt(0)) &amp;&amp; initialState0.charAt(0) != '0'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28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43">
            <text:p>1 % dimension0 !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table:style-name="ce41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28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 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0">
            <text:p>1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0:1%dimension0[currentValue2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0, 1 % dimension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51">
            <text:p>Character.isDigit(initialState0.charAt(1)) &amp;&amp; initialState0.charAt(1) != '0'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0:1%dimension0[currentValue2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0, 1 % dimension0)</text:p>
          </table:table-cell>
          <table:covered-table-cell/>
          <table:table-cell office:value-type="string" table:style-name="ce34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0:1%dimension0[currentValue2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0, 1 % dimension0)</text:p>
          </table:table-cell>
          <table:covered-table-cell/>
          <table:table-cell office:value-type="string" table:style-name="ce34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33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0:1%dimension0[currentValue2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0, 1 % dimension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++(1 % dimension0 ) % dimension =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0:1%dimension0[currentValue2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0, 1 % dimension0)</text:p>
          </table:table-cell>
          <table:covered-table-cell/>
          <table:table-cell office:value-type="string" table:style-name="ce35">
            <text:p>dimension0</text:p>
          </table:table-cell>
          <table:table-cell table:style-name="ce56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0:1%dimension0[currentValue2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0, 1 % dimension0)</text:p>
          </table:table-cell>
          <table:covered-table-cell/>
          <table:table-cell office:value-type="string" table:style-name="ce35">
            <text:p>dimension0</text:p>
          </table:table-cell>
          <table:table-cell table:style-name="ce55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33">
            <text:p>17</text:p>
          </table:table-cell>
          <table:table-cell office:value-type="string" table:number-columns-spanned="11" table:number-rows-spanned="1" table:style-name="ce80">
            <text:p>[0:0[currentValue1],0:1%dimension0[currentValue2]]</text:p>
          </table:table-cell>
          <table:covered-table-cell table:number-columns-repeated="10"/>
          <table:table-cell office:value-type="string" table:style-name="ce40">
            <text:p>2 &gt;= initialState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82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74"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14</text:p>
          </table:table-cell>
          <table:table-cell office:value-type="string" table:number-columns-spanned="6" table:number-rows-spanned="1" table:style-name="ce63">
            <text:p>All-2-path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!Character.isDigit(initialState0.charAt(0)) || initialState0.charAt(0) == '0'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style-name="ce41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28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54">
            <text:p>1 % dimension0 =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79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28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0">
            <text:p>1 &lt; initialState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51">
            <text:p>!Character.isDigit(initialState0.charAt(1)) || initialState0.charAt(1) == '0'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table:style-name="ce57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55">
            <text:p>++(1 % dimension0 ) % dimension !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style-name="ce56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33">
            <text:p>17</text:p>
          </table:table-cell>
          <table:table-cell office:value-type="string" table:number-columns-spanned="11" table:number-rows-spanned="1" table:style-name="ce80">
            <text:p>[0:0[currentValue1],0:1%dimension0[currentValue2]]</text:p>
          </table:table-cell>
          <table:covered-table-cell table:number-columns-repeated="10"/>
          <table:table-cell office:value-type="string" table:style-name="ce40">
            <text:p>2 &gt;= initialState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82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74"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15</text:p>
          </table:table-cell>
          <table:table-cell office:value-type="string" table:number-columns-spanned="6" table:number-rows-spanned="1" table:style-name="ce63">
            <text:p>All-2-path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!Character.isDigit(initialState0.charAt(0)) || initialState0.charAt(0) == '0'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style-name="ce41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28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40">
            <text:p>1 % dimension0 =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28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28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0">
            <text:p>1 &lt; initialState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1:1%dimension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 1 % dimension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Character.isDigit(initialState0.charAt(1)) &amp;&amp; initialState0.charAt(1) != '0'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1:1%dimension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 1 % dimension0)</text:p>
          </table:table-cell>
          <table:covered-table-cell/>
          <table:table-cell office:value-type="string" table:style-name="ce34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1:1%dimension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 1 % dimension0)</text:p>
          </table:table-cell>
          <table:covered-table-cell/>
          <table:table-cell office:value-type="string" table:style-name="ce34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1:1%dimension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 1 % dimension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55">
            <text:p>++(1 % dimension0 ) % dimension !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1:1%dimension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 1 % dimension0)</text:p>
          </table:table-cell>
          <table:covered-table-cell/>
          <table:table-cell office:value-type="string" table:style-name="ce34">
            <text:p>dimension0</text:p>
          </table:table-cell>
          <table:table-cell table:style-name="ce36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number-columns-spanned="11" table:number-rows-spanned="1" table:style-name="ce80">
            <text:p>[0:0[currentValue1],0:1%dimension0[currentValue2]]</text:p>
          </table:table-cell>
          <table:covered-table-cell table:number-columns-repeated="10"/>
          <table:table-cell office:value-type="string" table:style-name="ce40">
            <text:p>2 &gt;= initialState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82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74"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16</text:p>
          </table:table-cell>
          <table:table-cell office:value-type="string" table:number-columns-spanned="6" table:number-rows-spanned="1" table:style-name="ce63">
            <text:p>All-2-path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51">
            <text:p>!Character.isDigit(initialState0.charAt(0)) || initialState0.charAt(0) == '0'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table:style-name="ce36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28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40">
            <text:p>1 % dimension0 =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28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0">
            <text:p>1 &lt; initialState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!Character.isDigit(initialState0.charAt(1)) || initialState0.charAt(1) == '0'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style-name="ce57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33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2" table:style-name="ce34">
            <text:p>2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55">
            <text:p>++(1 % dimension0 ) % dimension =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2" table:style-name="ce34">
            <text:p>2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2" table:style-name="ce34">
            <text:p>2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number-columns-spanned="11" table:number-rows-spanned="1" table:style-name="ce80">
            <text:p>[0:0[currentValue1],0:1%dimension0[currentValue2]]</text:p>
          </table:table-cell>
          <table:covered-table-cell table:number-columns-repeated="10"/>
          <table:table-cell office:value-type="string" table:style-name="ce40">
            <text:p>2 &gt;= initialState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82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74"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17</text:p>
          </table:table-cell>
          <table:table-cell office:value-type="string" table:number-columns-spanned="6" table:number-rows-spanned="1" table:style-name="ce63">
            <text:p>All-2-path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51">
            <text:p>!Character.isDigit(initialState0.charAt(0)) || initialState0.charAt(0) == '0'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table:style-name="ce36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28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40">
            <text:p>1 % dimension0 =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28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0">
            <text:p>1 &lt; initialState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1:1%dimension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 1 % dimension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Character.isDigit(initialState0.charAt(1)) &amp;&amp; initialState0.charAt(1) != '0'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1:1%dimension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 1 % dimension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1:1%dimension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 1 % dimension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33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1:1%dimension0[currentValue1]]</text:p>
          </table:table-cell>
          <table:covered-table-cell table:number-columns-repeated="2"/>
          <table:table-cell office:value-type="float" office:value="2" table:style-name="ce34">
            <text:p>2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 1 % dimension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55">
            <text:p>++(1 % dimension0 ) % dimension =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1:1%dimension0[currentValue1]]</text:p>
          </table:table-cell>
          <table:covered-table-cell table:number-columns-repeated="2"/>
          <table:table-cell office:value-type="float" office:value="2" table:style-name="ce34">
            <text:p>2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 1 % dimension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1:1%dimension0[currentValue1]]</text:p>
          </table:table-cell>
          <table:covered-table-cell table:number-columns-repeated="2"/>
          <table:table-cell office:value-type="float" office:value="2" table:style-name="ce34">
            <text:p>2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 1 % dimension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28">
            <text:p>17</text:p>
          </table:table-cell>
          <table:table-cell office:value-type="string" table:number-columns-spanned="11" table:number-rows-spanned="1" table:style-name="ce80">
            <text:p>[1:1%dimension0[currentValue1]]</text:p>
          </table:table-cell>
          <table:covered-table-cell table:number-columns-repeated="10"/>
          <table:table-cell office:value-type="string" table:style-name="ce40">
            <text:p>2 &gt;= initialState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82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74"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18</text:p>
          </table:table-cell>
          <table:table-cell office:value-type="string" table:number-columns-spanned="6" table:number-rows-spanned="1" table:style-name="ce63">
            <text:p>All-2-path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Character.isDigit(initialState0.charAt(0)) &amp;&amp; initialState0.charAt(0) != '0'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28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28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43">
            <text:p>1 % dimension0 =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9">
            <text:p>1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36">
            <text:p>!Character.isDigit(initialState0.charAt(1)) || initialState0.charAt(0) == '1'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table:style-name="ce5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55">
            <text:p>++(1 % dimension0 ) % dimension !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table:style-name="ce59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28">
            <text:p>17</text:p>
          </table:table-cell>
          <table:table-cell office:value-type="string" table:number-columns-spanned="11" table:number-rows-spanned="1" table:style-name="ce80">
            <text:p>[0:0[currentValue1]]</text:p>
          </table:table-cell>
          <table:covered-table-cell table:number-columns-repeated="10"/>
          <table:table-cell office:value-type="string" table:style-name="ce40">
            <text:p>2 &gt;= initialState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82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74"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19</text:p>
          </table:table-cell>
          <table:table-cell office:value-type="string" table:number-columns-spanned="6" table:number-rows-spanned="1" table:style-name="ce63">
            <text:p>All-2-path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Character.isDigit(initialState0.charAt(0)) &amp;&amp; initialState0.charAt(0) != '0'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28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28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43">
            <text:p>1 % dimension0 =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9">
            <text:p>1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[1:1%dimension0[currentValue2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1 % dimension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Character.isDigit(initialState0.charAt(1)) &amp;&amp; initialState0.charAt(0) != '1'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[1:1%dimension0[currentValue2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1 % dimension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[1:1%dimension0[currentValue2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1 % dimension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[1:1%dimension0[currentValue2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1 % dimension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55">
            <text:p>++(1 % dimension0 ) % dimension !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[1:1%dimension0[currentValue2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1 % dimension0)</text:p>
          </table:table-cell>
          <table:covered-table-cell/>
          <table:table-cell office:value-type="string" table:style-name="ce35">
            <text:p>dimension0</text:p>
          </table:table-cell>
          <table:table-cell table:style-name="ce55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28">
            <text:p>17</text:p>
          </table:table-cell>
          <table:table-cell office:value-type="string" table:number-columns-spanned="11" table:number-rows-spanned="1" table:style-name="ce80">
            <text:p>[0:0[currentValue1],[1:1%dimension0[currentValue2]]</text:p>
          </table:table-cell>
          <table:covered-table-cell table:number-columns-repeated="10"/>
          <table:table-cell office:value-type="string" table:style-name="ce40">
            <text:p>2 &gt;= initialState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82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74"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20</text:p>
          </table:table-cell>
          <table:table-cell office:value-type="string" table:number-columns-spanned="6" table:number-rows-spanned="1" table:style-name="ce63">
            <text:p>All-2-path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Character.isDigit(initialState0.charAt(0)) &amp;&amp; initialState0.charAt(0) != '0'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28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28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43">
            <text:p>1 % dimension0 =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9">
            <text:p>1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36">
            <text:p>!Character.isDigit(initialState0.charAt(1)) || initialState0.charAt(0) == '1'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table:style-name="ce5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33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2" table:style-name="ce34">
            <text:p>2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55">
            <text:p>++(1 % dimension0 ) % dimension =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2" table:style-name="ce34">
            <text:p>2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4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2" table:style-name="ce34">
            <text:p>2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4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28">
            <text:p>17</text:p>
          </table:table-cell>
          <table:table-cell office:value-type="string" table:number-columns-spanned="11" table:number-rows-spanned="1" table:style-name="ce80">
            <text:p>[0:0[currentValue1]]</text:p>
          </table:table-cell>
          <table:covered-table-cell table:number-columns-repeated="10"/>
          <table:table-cell office:value-type="string" table:style-name="ce40">
            <text:p>2 &gt;= initialState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82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">
            <text:p>Code Chemin</text:p>
          </table:table-cell>
          <table:table-cell office:value-type="string" table:number-columns-spanned="6" table:number-rows-spanned="1" table:style-name="ce61">
            <text:p>Objective du chemin</text:p>
          </table:table-cell>
          <table:covered-table-cell table:number-columns-repeated="5"/>
          <table:table-cell office:value-type="string" table:number-columns-spanned="4" table:number-rows-spanned="1" table:style-name="ce61">
            <text:p>Conclusion de l’analyse</text:p>
          </table:table-cell>
          <table:covered-table-cell table:number-columns-repeated="3"/>
          <table:table-cell table:number-columns-spanned="2" table:number-rows-spanned="2" table:style-name="ce74"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2">
            <text:p>Ch21</text:p>
          </table:table-cell>
          <table:table-cell office:value-type="string" table:number-columns-spanned="6" table:number-rows-spanned="1" table:style-name="ce63">
            <text:p>All-2-paths</text:p>
          </table:table-cell>
          <table:covered-table-cell table:number-columns-repeated="5"/>
          <table:table-cell office:value-type="string" table:number-columns-spanned="4" table:number-rows-spanned="1" table:style-name="ce75">
            <text:p>Impossible</text:p>
          </table:table-cell>
          <table:covered-table-cell table:number-columns-repeated="3"/>
          <table:covered-table-cell/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65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number-columns-spanned="1" table:number-rows-spanned="2" table:style-name="ce66">
            <text:p>Chemin</text:p>
          </table:table-cell>
          <table:table-cell office:value-type="string" table:number-columns-spanned="11" table:number-rows-spanned="1" table:style-name="ce61">
            <text:p>Symboles</text:p>
          </table:table-cell>
          <table:covered-table-cell table:number-columns-repeated="10"/>
          <table:table-cell office:value-type="string" table:number-columns-spanned="1" table:number-rows-spanned="2" table:style-name="ce66">
            <text:p>Condition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covered-table-cell/>
          <table:table-cell office:value-type="string" table:style-name="ce23">
            <text:p>initialState</text:p>
          </table:table-cell>
          <table:table-cell office:value-type="string" table:number-columns-spanned="3" table:number-rows-spanned="1" table:style-name="ce66">
            <text:p>solvedBoxes</text:p>
          </table:table-cell>
          <table:covered-table-cell table:number-columns-repeated="2"/>
          <table:table-cell office:value-type="string" table:style-name="ce24">
            <text:p>row</text:p>
          </table:table-cell>
          <table:table-cell office:value-type="string" table:style-name="ce25">
            <text:p>column</text:p>
          </table:table-cell>
          <table:table-cell office:value-type="string" table:style-name="ce23">
            <text:p>i</text:p>
          </table:table-cell>
          <table:table-cell office:value-type="string" table:style-name="ce26">
            <text:p>currentValue</text:p>
          </table:table-cell>
          <table:table-cell office:value-type="string" table:number-columns-spanned="2" table:number-rows-spanned="1" table:style-name="ce66">
            <text:p>box</text:p>
          </table:table-cell>
          <table:covered-table-cell/>
          <table:table-cell office:value-type="string" table:style-name="ce27">
            <text:p>dimension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" table:style-name="ce28">
            <text:p>1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7">
            <text:p>solvedBoxes0</text:p>
          </table:table-cell>
          <table:covered-table-cell table:number-columns-repeated="2"/>
          <table:table-cell office:value-type="string" table:style-name="ce30">
            <text:p>row0</text:p>
          </table:table-cell>
          <table:table-cell office:value-type="string" table:style-name="ce30">
            <text:p>column0</text:p>
          </table:table-cell>
          <table:table-cell office:value-type="string" table:style-name="ce30">
            <text:p>i0</text:p>
          </table:table-cell>
          <table:table-cell office:value-type="string" table:style-name="ce31">
            <text:p>currentValue0</text:p>
          </table:table-cell>
          <table:table-cell office:value-type="string" table:number-columns-spanned="2" table:number-rows-spanned="1" table:style-name="ce67">
            <text:p>box0</text:p>
          </table:table-cell>
          <table:covered-table-cell/>
          <table:table-cell office:value-type="string" table:style-name="ce32">
            <text:p>dimension0</text:p>
          </table:table-cell>
          <table:table-cell table:number-columns-spanned="1" table:number-rows-spanned="3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urrentValue0</text:p>
          </table:table-cell>
          <table:table-cell office:value-type="string" table:number-columns-spanned="2" table:number-rows-spanned="1" table:style-name="ce69">
            <text:p>box0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6">
            <text:p>0 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Character.isDigit(initialState0.charAt(0)) &amp;&amp; initialState0.charAt(0) != '0'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28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0" table:style-name="ce34">
            <text:p>0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28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0" table:style-name="ce34">
            <text:p>0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4">
            <text:p>dimension0</text:p>
          </table:table-cell>
          <table:table-cell office:value-type="string" table:style-name="ce43">
            <text:p>1 % dimension0 =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5" table:style-name="ce28">
            <text:p>5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0))</text:p>
          </table:table-cell>
          <table:table-cell office:value-type="string" table:number-columns-spanned="2" table:number-rows-spanned="1" table:style-name="ce69">
            <text:p>Box(dimension0, 0,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49">
            <text:p>1&lt; initialState0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[1:1%dimension0[currentValue2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1 % dimension0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1 % dimension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Character.isDigit(initialState0.charAt(1)) &amp;&amp; initialState0.charAt(0) != '1'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[1:1%dimension0[currentValue2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1 % dimension0)</text:p>
          </table:table-cell>
          <table:covered-table-cell/>
          <table:table-cell office:value-type="string" table:style-name="ce35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[1:1%dimension0[currentValue2]]</text:p>
          </table:table-cell>
          <table:covered-table-cell table:number-columns-repeated="2"/>
          <table:table-cell office:value-type="float" office:value="1" table:style-name="ce34">
            <text:p>1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1 % dimension0)</text:p>
          </table:table-cell>
          <table:covered-table-cell/>
          <table:table-cell office:value-type="string" table:style-name="ce35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4" table:style-name="ce33">
            <text:p>14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[1:1%dimension0[currentValue2]]</text:p>
          </table:table-cell>
          <table:covered-table-cell table:number-columns-repeated="2"/>
          <table:table-cell office:value-type="float" office:value="2" table:style-name="ce34">
            <text:p>2</text:p>
          </table:table-cell>
          <table:table-cell office:value-type="string" table:style-name="ce34">
            <text:p>++(1 % dimension0 ) % dimension</text:p>
          </table:table-cell>
          <table:table-cell office:value-type="float" office:value="1" table:style-name="ce34">
            <text:p>1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1 % dimension0)</text:p>
          </table:table-cell>
          <table:covered-table-cell/>
          <table:table-cell office:value-type="string" table:style-name="ce35">
            <text:p>dimension0</text:p>
          </table:table-cell>
          <table:table-cell office:value-type="string" table:style-name="ce36">
            <text:p>++(1 % dimension0 ) % dimension == 0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33">
            <text:p>5"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[1:1%dimension0[currentValue2]]</text:p>
          </table:table-cell>
          <table:covered-table-cell table:number-columns-repeated="2"/>
          <table:table-cell office:value-type="float" office:value="2" table:style-name="ce34">
            <text:p>2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1 % dimension0)</text:p>
          </table:table-cell>
          <table:covered-table-cell/>
          <table:table-cell office:value-type="string" table:style-name="ce34">
            <text:p>dimension0</text:p>
          </table:table-cell>
          <table:table-cell table:number-columns-spanned="1" table:number-rows-spanned="2" table:style-name="ce68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string" table:style-name="ce28">
            <text:p>5'</text:p>
          </table:table-cell>
          <table:table-cell office:value-type="string" table:style-name="ce29">
            <text:p>initialState0</text:p>
          </table:table-cell>
          <table:table-cell office:value-type="string" table:number-columns-spanned="3" table:number-rows-spanned="1" table:style-name="ce69">
            <text:p>[0:0[currentValue1],[1:1%dimension0[currentValue2]]</text:p>
          </table:table-cell>
          <table:covered-table-cell table:number-columns-repeated="2"/>
          <table:table-cell office:value-type="float" office:value="2" table:style-name="ce34">
            <text:p>2</text:p>
          </table:table-cell>
          <table:table-cell office:value-type="string" table:style-name="ce34">
            <text:p>++(1 % dimension0 ) % dimension</text:p>
          </table:table-cell>
          <table:table-cell office:value-type="float" office:value="2" table:style-name="ce34">
            <text:p>2</text:p>
          </table:table-cell>
          <table:table-cell office:value-type="string" table:style-name="ce34">
            <text:p>Character.getNumericValue(initialState0.charAt(1))</text:p>
          </table:table-cell>
          <table:table-cell office:value-type="string" table:number-columns-spanned="2" table:number-rows-spanned="1" table:style-name="ce69">
            <text:p>Box(dimension0, 1,1 % dimension0)</text:p>
          </table:table-cell>
          <table:covered-table-cell/>
          <table:table-cell office:value-type="string" table:style-name="ce34">
            <text:p>dimension0</text:p>
          </table:table-cell>
          <table:covered-table-cell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office:value-type="float" office:value="17" table:style-name="ce28">
            <text:p>17</text:p>
          </table:table-cell>
          <table:table-cell office:value-type="string" table:number-columns-spanned="11" table:number-rows-spanned="1" table:style-name="ce80">
            <text:p>[0:0[currentValue1],[1:1%dimension0[currentValue2]]</text:p>
          </table:table-cell>
          <table:covered-table-cell table:number-columns-repeated="10"/>
          <table:table-cell office:value-type="string" table:style-name="ce40">
            <text:p>2 &gt;= initialState.length()</text:p>
          </table:table-cell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" table:style-name="ce82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style-name="ro1">
          <table:table-cell table:number-columns-spanned="13" table:number-rows-spanned="197" table:style-name="ce83"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number-rows-repeated="196" table:style-name="ro1">
          <table:covered-table-cell/>
          <table:covered-table-cell table:number-columns-repeated="12"/>
          <table:table-cell/>
          <table:covered-table-cell/>
          <table:covered-table-cell table:number-columns-repeated="27"/>
          <table:table-cell table:number-columns-repeated="16342"/>
        </table:table-row>
        <table:table-row table:number-rows-repeated="1047941" table:style-name="ro1">
          <table:table-cell table:number-columns-repeated="14"/>
          <table:covered-table-cell/>
          <table:covered-table-cell table:number-columns-repeated="27"/>
          <table:table-cell table:number-columns-repeated="16342"/>
        </table:table-row>
      </table:table>
      <table:table table:name="Tests-derivés" table:style-name="ta1"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94"/>
        <table:table-column table:style-name="co33" table:default-cell-style-name="ce94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0" table:number-columns-repeated="2" table:default-cell-style-name="ce1"/>
        <table:table-column table:style-name="co4" table:number-columns-repeated="16371" table:default-cell-style-name="ce1"/>
        <table:table-row table:style-name="ro1">
          <table:table-cell office:value-type="string" table:number-columns-spanned="3" table:number-rows-spanned="1" table:style-name="ce96">
            <text:p>Signature méthode :</text:p>
          </table:table-cell>
          <table:covered-table-cell table:number-columns-repeated="2"/>
          <table:table-cell table:number-columns-repeated="2" table:style-name="ce7"/>
          <table:table-cell table:number-columns-repeated="2" table:style-name="ce84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number-columns-spanned="3" table:number-rows-spanned="1" table:style-name="ce97">
            <text:p>parseSolvedBoxesFromInputString(String initialState)<text:s/></text:p>
          </table:table-cell>
          <table:covered-table-cell table:number-columns-repeated="2"/>
          <table:table-cell table:number-columns-repeated="2" table:style-name="ce7"/>
          <table:table-cell table:number-columns-repeated="2" table:style-name="ce84"/>
          <table:table-cell table:style-name="ce7"/>
          <table:table-cell table:number-columns-repeated="16376" table:style-name="ce1"/>
        </table:table-row>
        <table:table-row table:style-name="ro1">
          <table:table-cell table:style-name="ce1"/>
          <table:table-cell table:number-columns-repeated="4" table:style-name="ce7"/>
          <table:table-cell table:number-columns-repeated="2" table:style-name="ce84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number-columns-spanned="5" table:number-rows-spanned="1" table:style-name="ce66">
            <text:p>Analyse</text:p>
          </table:table-cell>
          <table:covered-table-cell table:number-columns-repeated="4"/>
          <table:table-cell table:style-name="ce84"/>
          <table:table-cell office:value-type="string" table:number-columns-spanned="7" table:number-rows-spanned="1" table:style-name="ce98">
            <text:p>Automatisation (code)</text:p>
          </table:table-cell>
          <table:covered-table-cell table:number-columns-repeated="6"/>
          <table:table-cell table:number-columns-repeated="16371"/>
        </table:table-row>
        <table:table-row table:style-name="ro2">
          <table:table-cell office:value-type="string" table:style-name="ce85">
            <text:p>Code test</text:p>
          </table:table-cell>
          <table:table-cell office:value-type="string" table:style-name="ce85">
            <text:p>Code Chemin</text:p>
          </table:table-cell>
          <table:table-cell office:value-type="string" table:style-name="ce86">
            <text:p>Conditions sur paramètres</text:p>
          </table:table-cell>
          <table:table-cell office:value-type="string" table:style-name="ce87">
            <text:p>Valeurs choisies pour initialState</text:p>
          </table:table-cell>
          <table:table-cell office:value-type="string" table:style-name="ce87">
            <text:p>Résultat attendu (oracle)</text:p>
          </table:table-cell>
          <table:table-cell table:style-name="ce88"/>
          <table:table-cell office:value-type="string" table:style-name="ce85">
            <text:p>Code test</text:p>
          </table:table-cell>
          <table:table-cell office:value-type="string" table:style-name="ce85">
            <text:p>Résultat obtenu</text:p>
          </table:table-cell>
          <table:table-cell office:value-type="string" table:style-name="ce85">
            <text:p>Test réussit ou échoué</text:p>
          </table:table-cell>
          <table:table-cell office:value-type="string" table:style-name="ce89">
            <text:p>Classe de test (junit)</text:p>
          </table:table-cell>
          <table:table-cell office:value-type="string" table:style-name="ce89">
            <text:p>Opération de test (junit)</text:p>
          </table:table-cell>
          <table:table-cell office:value-type="string" table:style-name="ce89">
            <text:p>Préfixe</text:p>
          </table:table-cell>
          <table:table-cell office:value-type="string" table:style-name="ce89">
            <text:p>Postfixe</text:p>
          </table:table-cell>
          <table:table-cell table:number-columns-repeated="16371"/>
        </table:table-row>
        <table:table-row table:style-name="ro5">
          <table:table-cell office:value-type="string" table:number-columns-spanned="1" table:number-rows-spanned="4" table:style-name="ce99">
            <text:p>Test1</text:p>
          </table:table-cell>
          <table:table-cell office:value-type="string" table:number-columns-spanned="1" table:number-rows-spanned="4" table:style-name="ce100">
            <text:p>Ch1</text:p>
          </table:table-cell>
          <table:table-cell office:value-type="string" table:style-name="ce51">
            <text:p>0 &lt; initialState0.length()</text:p>
          </table:table-cell>
          <table:table-cell office:value-type="string" table:number-columns-spanned="1" table:number-rows-spanned="4" table:style-name="ce101">
            <text:p>"1"</text:p>
          </table:table-cell>
          <table:table-cell office:value-type="string" table:number-columns-spanned="1" table:number-rows-spanned="4" table:style-name="ce100">
            <text:p>[0:0[1]]</text:p>
          </table:table-cell>
          <table:table-cell table:style-name="ce90"/>
          <table:table-cell office:value-type="string" table:style-name="ce91">
            <text:p>Test1</text:p>
          </table:table-cell>
          <table:table-cell office:value-type="string" table:style-name="ce92">
            <text:p>[0:0[1]]</text:p>
          </table:table-cell>
          <table:table-cell office:value-type="string" table:style-name="ce92">
            <text:p>réussit</text:p>
          </table:table-cell>
          <table:table-cell office:value-type="string" table:style-name="ce93">
            <text:p>testParseSolvedBoxesFromInputString</text:p>
          </table:table-cell>
          <table:table-cell office:value-type="string" table:style-name="ce93">
            <text:p>parseSolvedBoxesFromInputStringTest1</text:p>
          </table:table-cell>
          <table:table-cell office:value-type="string" table:style-name="ce93">
            <text:p>puzzle = null; <text:s/>initialState = "";</text:p>
          </table:table-cell>
          <table:table-cell office:value-type="string" table:style-name="ce93">
            <text:p>puzzle = null; <text:s/>initialState = "";</text:p>
          </table:table-cell>
          <table:table-cell table:number-columns-repeated="16371"/>
        </table:table-row>
        <table:table-row table:style-name="ro5">
          <table:covered-table-cell/>
          <table:covered-table-cell/>
          <table:table-cell office:value-type="string" table:style-name="ce48">
            <text:p>Character.isDigit(initialState0.charAt(0)) &amp;&amp; initialState0.charAt(0) != '0')</text:p>
          </table:table-cell>
          <table:covered-table-cell/>
          <table:covered-table-cell/>
          <table:table-cell table:style-name="ce90"/>
          <table:table-cell office:value-type="string" table:style-name="ce91">
            <text:p>Test2</text:p>
          </table:table-cell>
          <table:table-cell office:value-type="string" table:style-name="ce92">
            <text:p>[]</text:p>
          </table:table-cell>
          <table:table-cell office:value-type="string" table:style-name="ce92">
            <text:p>réussit</text:p>
          </table:table-cell>
          <table:table-cell office:value-type="string" table:style-name="ce93">
            <text:p>testParseSolvedBoxesFromInputString</text:p>
          </table:table-cell>
          <table:table-cell office:value-type="string" table:style-name="ce93">
            <text:p>parseSolvedBoxesFromInputStringTest2</text:p>
          </table:table-cell>
          <table:table-cell office:value-type="string" table:style-name="ce93">
            <text:p>puzzle = null; <text:s/>initialState = "";</text:p>
          </table:table-cell>
          <table:table-cell office:value-type="string" table:style-name="ce93">
            <text:p>puzzle = null; <text:s/>initialState = "";</text:p>
          </table:table-cell>
          <table:table-cell table:number-columns-repeated="16371"/>
        </table:table-row>
        <table:table-row table:style-name="ro1">
          <table:covered-table-cell/>
          <table:covered-table-cell/>
          <table:table-cell office:value-type="string" table:style-name="ce48">
            <text:p>1 % dimension0 == 0</text:p>
          </table:table-cell>
          <table:covered-table-cell/>
          <table:covered-table-cell/>
          <table:table-cell table:style-name="ce90"/>
          <table:table-cell table:style-name="ce94"/>
          <table:table-cell table:style-name="ce34"/>
          <table:table-cell table:number-columns-repeated="16376" table:style-name="ce1"/>
        </table:table-row>
        <table:table-row table:style-name="ro1">
          <table:covered-table-cell/>
          <table:covered-table-cell/>
          <table:table-cell office:value-type="string" table:style-name="ce48">
            <text:p>1 &gt;= initialState0.length()</text:p>
          </table:table-cell>
          <table:covered-table-cell/>
          <table:covered-table-cell/>
          <table:table-cell table:number-columns-repeated="2" table:style-name="ce94"/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02">
            <text:p>Test2</text:p>
          </table:table-cell>
          <table:table-cell office:value-type="string" table:number-columns-spanned="1" table:number-rows-spanned="4" table:style-name="ce103">
            <text:p>Ch5</text:p>
          </table:table-cell>
          <table:table-cell office:value-type="string" table:style-name="ce95">
            <text:p>0 &lt; initialState0.length()</text:p>
          </table:table-cell>
          <table:table-cell office:value-type="string" table:number-columns-spanned="1" table:number-rows-spanned="4" table:style-name="ce103">
            <text:p>"0"</text:p>
          </table:table-cell>
          <table:table-cell office:value-type="string" table:number-columns-spanned="1" table:number-rows-spanned="4" table:style-name="ce103">
            <text:p>[]</text:p>
          </table:table-cell>
          <table:table-cell table:number-columns-repeated="2" table:style-name="ce94"/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string" table:style-name="ce48">
            <text:p>!Character.isDigit(initialState0.charAt(0)) || initialState0.charAt(0) == '0')</text:p>
          </table:table-cell>
          <table:covered-table-cell/>
          <table:covered-table-cell/>
          <table:table-cell table:number-columns-repeated="2" table:style-name="ce94"/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string" table:style-name="ce48">
            <text:p>1%dimension == 0</text:p>
          </table:table-cell>
          <table:covered-table-cell/>
          <table:covered-table-cell/>
          <table:table-cell table:number-columns-repeated="2" table:style-name="ce94"/>
          <table:table-cell table:number-columns-repeated="16377" table:style-name="ce1"/>
        </table:table-row>
        <table:table-row table:style-name="ro1">
          <table:covered-table-cell/>
          <table:covered-table-cell/>
          <table:table-cell office:value-type="string" table:style-name="ce53">
            <text:p>1 &gt;= initialState0.length()</text:p>
          </table:table-cell>
          <table:covered-table-cell/>
          <table:covered-table-cell/>
          <table:table-cell table:number-columns-repeated="2" table:style-name="ce94"/>
          <table:table-cell table:number-columns-repeated="16377" table:style-name="ce1"/>
        </table:table-row>
        <table:table-row table:number-rows-repeated="2" table:style-name="ro1">
          <table:table-cell table:number-columns-repeated="5" table:style-name="ce1"/>
          <table:table-cell table:number-columns-repeated="2" table:style-name="ce94"/>
          <table:table-cell table:number-columns-repeated="16377" table:style-name="ce1"/>
        </table:table-row>
        <table:table-row table:number-rows-repeated="104856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0</meta:generator>
    <dc:creator>Microsoft Office User</dc:creator>
    <meta:creation-date>2021-12-04T14:12:20Z</meta:creation-date>
    <dc:date>2023-12-21T09:44:12Z</dc:date>
    <meta:editing-cycles>490</meta:editing-cycles>
    <meta:editing-duration>PT147707S</meta:editing-duration>
  </office:meta>
</office:document-meta>
</file>